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46e9"/>
    </style:style>
    <style:style style:name="P2" style:family="paragraph" style:parent-style-name="Standard">
      <style:paragraph-properties fo:text-align="center" style:justify-single-word="false"/>
      <style:text-properties officeooo:rsid="001aff50" officeooo:paragraph-rsid="001aff50"/>
    </style:style>
    <style:style style:name="P3" style:family="paragraph" style:parent-style-name="Standard">
      <style:text-properties officeooo:rsid="001bddc9" officeooo:paragraph-rsid="001bddc9"/>
    </style:style>
    <style:style style:name="P4" style:family="paragraph" style:parent-style-name="Standard">
      <style:text-properties officeooo:rsid="001bddc9" officeooo:paragraph-rsid="001cbb7d"/>
    </style:style>
    <style:style style:name="P5" style:family="paragraph" style:parent-style-name="Standard">
      <style:text-properties officeooo:rsid="001bddc9" officeooo:paragraph-rsid="001e62b2"/>
    </style:style>
    <style:style style:name="P6" style:family="paragraph" style:parent-style-name="Standard">
      <style:text-properties officeooo:paragraph-rsid="001bddc9"/>
    </style:style>
    <style:style style:name="P7" style:family="paragraph" style:parent-style-name="Standard">
      <style:text-properties officeooo:rsid="001cbb7d" officeooo:paragraph-rsid="001cbb7d"/>
    </style:style>
    <style:style style:name="P8" style:family="paragraph" style:parent-style-name="Standard">
      <style:text-properties officeooo:paragraph-rsid="001cbb7d"/>
    </style:style>
    <style:style style:name="P9" style:family="paragraph" style:parent-style-name="Standard">
      <style:text-properties officeooo:paragraph-rsid="001e62b2"/>
    </style:style>
    <style:style style:name="T1" style:family="text">
      <style:text-properties officeooo:rsid="001bddc9"/>
    </style:style>
    <style:style style:name="T2" style:family="text">
      <style:text-properties officeooo:rsid="001cbb7d"/>
    </style:style>
    <style:style style:name="T3" style:family="text">
      <style:text-properties officeooo:rsid="001e62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erations Manager - Organizer</text:p>
      <text:p text:style-name="P1"/>
      <text:p text:style-name="P3">Responsibilities:</text:p>
      <text:p text:style-name="P3"><text:tab/>Ensure the product idea becomes a reality as quickly as possible.</text:p>
      <text:p text:style-name="P3"><text:tab/>Boost team productivity</text:p>
      <text:p text:style-name="P6"><text:span text:style-name="T1"><text:tab/>Keep all internal teams in check to ensure they are on track and not facing impediments</text:span></text:p>
      <text:p text:style-name="P3"><text:tab/>Makes sure everyone is doing what they should be doing.</text:p>
      <text:p text:style-name="P4"><text:tab/>Holding things together</text:p>
      <text:p text:style-name="P5"><text:tab/><text:span text:style-name="T3">K</text:span>eeping things on track</text:p>
      <text:p text:style-name="P5"><text:tab/><text:span text:style-name="T3">Coordinating communication between departments</text:span></text:p>
      <text:p text:style-name="P9"><text:span text:style-name="T2"><text:tab/>Creating operational systems, managing s</text:span>tructure, processes, <text:span text:style-name="T3">and policies.</text:span></text:p>
      <text:p text:style-name="P9"><text:tab/>Planning and reviewing logistics, HR, and overall service</text:p>
      <text:p text:style-name="P5"><text:tab/>Execution of jobs/tasks (anything from creating policies to making sure HR pay<text:span text:style-name="T2">s </text:span>people on <text:tab/><text:tab/><text:tab/>time)</text:p>
      <text:p text:style-name="P9"><text:tab/><text:span text:style-name="T3">K</text:span>eep<text:span text:style-name="T2">ing</text:span> a close eye on the productivity and effectiveness of other in-house teams <text:span text:style-name="T1">(</text:span>finance, HR <text:tab/><text:tab/><text:tab/>and tech<text:span text:style-name="T2">)</text:span></text:p>
      <text:p text:style-name="P9"/>
      <text:p text:style-name="P3">Aside from team supporting functions,</text:p>
      <text:p text:style-name="P3"><text:tab/>Rais<text:span text:style-name="T2">ing </text:span>funds</text:p>
      <text:p text:style-name="P3"><text:tab/>Market analysis</text:p>
      <text:p text:style-name="P3"><text:tab/>Product management</text:p>
      <text:p text:style-name="P8"><text:tab/>Contingency management</text:p>
      <text:p text:style-name="P8"><text:tab/><text:span text:style-name="T3">Managing communication strategy between departments</text:span></text:p>
      <text:p text:style-name="P8"/>
      <text:p text:style-name="P7">The ideal candidate will have excellent problem solving abilities. Once an operational system has been put in place, the <text:span text:style-name="T3">role switches to keeping things on track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7:03:49.075047971</meta:creation-date>
    <dc:date>2021-02-14T13:03:39.337215059</dc:date>
    <meta:editing-duration>PT8M40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20" meta:word-count="148" meta:character-count="1039" meta:non-whitespace-character-count="889"/>
  </office:meta>
</office:document-meta>
</file>